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officeooo:rsid="000f91e5" officeooo:paragraph-rsid="0011e66f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fo:font-weight="bold" officeooo:rsid="000f91e5" officeooo:paragraph-rsid="0011e66f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011e66f" officeooo:paragraph-rsid="0011e66f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ourier New" fo:font-size="10pt" style:text-underline-style="none" fo:font-weight="bold" officeooo:rsid="0011e66f" officeooo:paragraph-rsid="0011e66f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ourier New" fo:font-size="10pt" style:text-underline-style="none" fo:font-weight="normal" officeooo:rsid="0011e66f" officeooo:paragraph-rsid="0011e66f" style:font-size-asian="10pt" style:font-weight-asian="normal" style:font-size-complex="10pt" style:font-weight-complex="normal"/>
    </style:style>
    <style:style style:name="T1" style:family="text">
      <style:text-properties officeooo:rsid="0011e66f"/>
    </style:style>
    <style:style style:name="T2" style:family="text">
      <style:text-properties officeooo:rsid="001299dc" style:font-size-asian="1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weight="normal" officeooo:rsid="0012067a" style:font-weight-asian="normal" style:font-weight-complex="normal"/>
    </style:style>
    <style:style style:name="T7" style:family="text">
      <style:text-properties officeooo:rsid="0012067a"/>
    </style:style>
    <style:style style:name="T8" style:family="text">
      <style:text-properties style:text-line-through-style="none" style:text-line-through-type="none" style:text-underline-style="dotte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<text:span text:style-name="T1">7</text:span></text:p>
      <text:p text:style-name="P1">Tema 4: <text:span text:style-name="T2"><text:s/>Transformación al Modelo Relacional</text:span></text:p>
      <text:p text:style-name="P2">Daniel Pino Gómez</text:p>
      <text:p text:style-name="P2"/>
      <text:p text:style-name="P2"/>
      <text:p text:style-name="P3">Ejercicio 1:</text:p>
      <text:p text:style-name="P3"/>
      <text:p text:style-name="P4">Empleado<text:span text:style-name="T3">(</text:span><text:span text:style-name="T4">#id</text:span><text:span text:style-name="T3">, </text:span><text:span text:style-name="T5">dni</text:span><text:span text:style-name="T3">, nombre, edad-</text:span><text:span text:style-name="T6">*d</text:span><text:span text:style-name="T3">, fechaNac)</text:span></text:p>
      <text:p text:style-name="P5"/>
      <text:p text:style-name="P4">EmailEmpleado<text:span text:style-name="T3">(</text:span><text:span text:style-name="T4">#empleado_id</text:span><text:span text:style-name="T3">, </text:span><text:span text:style-name="T4">#email</text:span><text:span text:style-name="T3">)</text:span></text:p>
      <text:p text:style-name="P5"><text:tab/>empleado_id → Empleado(not null, M:<text:span text:style-name="T7">C</text:span>, B:<text:span text:style-name="T7">C</text:span>)</text:p>
      <text:p text:style-name="P5"/>
      <text:p text:style-name="P4">TelefonosEmpleado<text:span text:style-name="T3">(</text:span><text:span text:style-name="T4">#empleado_id</text:span><text:span text:style-name="T3">, </text:span><text:span text:style-name="T4">#telefonos</text:span><text:span text:style-name="T3">)</text:span></text:p>
      <text:p text:style-name="P5"><text:tab/>empleado_id → Empleado(not null, M:<text:span text:style-name="T7">C</text:span>, B:<text:span text:style-name="T7">C</text:span>)</text:p>
      <text:p text:style-name="P5"/>
      <text:p text:style-name="P4">Vehiculos<text:span text:style-name="T3">(</text:span><text:span text:style-name="T4">#id</text:span><text:span text:style-name="T3">, modelo, marca, matricula, tipo, </text:span><text:span text:style-name="T8">empleado_id</text:span><text:span text:style-name="T3">)</text:span></text:p>
      <text:p text:style-name="P5"><text:tab/>empleado_id → Empleado(not null, M:<text:span text:style-name="T7">C</text:span>, B:<text:span text:style-name="T7">C</text:span>)</text:p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09:31:36.563984400</meta:creation-date>
    <dc:date>2025-11-21T09:47:18.784059200</dc:date>
    <meta:editing-duration>PT5M17S</meta:editing-duration>
    <meta:editing-cycles>1</meta:editing-cycles>
    <meta:document-statistic meta:table-count="0" meta:image-count="0" meta:object-count="0" meta:page-count="1" meta:paragraph-count="11" meta:word-count="46" meta:character-count="397" meta:non-whitespace-character-count="358"/>
    <meta:generator>LibreOffice/25.8.2.2$Windows_X86_64 LibreOffice_project/d401f2107ccab8f924a8e2df40f573aab7605b6f</meta:generator>
  </office:meta>
</office:document-meta>
</file>